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8717in"/>
    </style:style>
    <style:style style:name="co6" style:family="table-column">
      <style:table-column-properties fo:break-before="auto" style:column-width="2.00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Iterationsplan </text:p>
          </table:table-cell>
          <table:table-cell table:number-columns-repeated="5"/>
          <table:table-cell office:value-type="string" calcext:value-type="string">
            <text:p>Tidsrapport</text:p>
          </table:table-cell>
          <table:table-cell office:value-type="string" calcext:value-type="string">
            <text:p>Iteration 0</text:p>
          </table:table-cell>
          <table:table-cell table:number-columns-repeated="3"/>
          <table:table-cell office:value-type="string" calcext:value-type="string">
            <text:p>Tidsplan</text:p>
          </table:table-cell>
          <table:table-cell office:value-type="string" calcext:value-type="string">
            <text:p>Iteration 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dsrapport</text:p>
          </table:table-cell>
          <table:table-cell table:number-columns-repeated="5"/>
          <table:table-cell office:value-type="string" calcext:value-type="string">
            <text:p>v1</text:p>
          </table:table-cell>
          <table:table-cell table:number-columns-repeated="4"/>
          <table:table-cell office:value-type="string" calcext:value-type="string">
            <text:p>v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1-Skriva vision</text:p>
          </table:table-cell>
          <table:table-cell office:value-type="string" calcext:value-type="string">
            <text:p>Visionsarbete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andledarmöte</text:p>
          </table:table-cell>
          <table:table-cell office:value-type="string" calcext:value-type="string">
            <text:p>Instäl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-Läsa post mortems</text:p>
          </table:table-cell>
          <table:table-cell/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inslipning av vis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Plan för iteration 1</text:p>
          </table:table-cell>
          <table:table-cell/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ögriskteknik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Efterforska tekniker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80% färdig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ögriskkrav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Databasmodellering</text:p>
          </table:table-cell>
          <table:table-cell/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Databasimplementering</text:p>
          </table:table-cell>
          <table:table-cell/>
          <table:table-cell office:value-type="string" calcext:value-type="string">
            <text:p>Påbörja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umma</text:p>
          </table:table-cell>
          <table:table-cell table:number-columns-repeated="8"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id sedan föregående iteration</text:p>
          </table:table-cell>
          <table:table-cell table:number-columns-repeated="8"/>
          <table:table-cell office:value-type="string" calcext:value-type="string">
            <text:p>Skapande av användare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id totalt i projektet</text:p>
          </table:table-cell>
          <table:table-cell table:number-columns-repeated="5"/>
          <table:table-cell office:value-type="string" calcext:value-type="string">
            <text:p>Summa</text:p>
          </table:table-cell>
          <table:table-cell table:formula="of:=SUM([.K4:.K7])" office:value-type="float" office:value="10" calcext:value-type="float">
            <text:p/>
          </table:table-cell>
          <table:table-cell/>
          <table:table-cell office:value-type="string" calcext:value-type="string">
            <text:p>Logga in</text:p>
          </table:table-cell>
          <table:table-cell office:value-type="string" calcext:value-type="string">
            <text:p>Påbörj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Tid sedan föregående iterat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kapa post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Tid totalt i projektet</text:p>
          </table:table-cell>
          <table:table-cell table:formula="of:=SUM([.K12:.K13])" office:value-type="float" office:value="10" calcext:value-type="float">
            <text:p/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Mål</text:p>
          </table:table-cell>
          <table:table-cell table:number-columns-repeated="12"/>
          <table:table-cell office:value-type="string" calcext:value-type="string">
            <text:p>Summa</text:p>
          </table:table-cell>
          <table:table-cell table:formula="of:=SUM([.O4:.O10])" office:value-type="float" office:value="27" calcext:value-type="float">
            <text:p/>
          </table:table-cell>
          <table:table-cell table:formula="of:=SUM([.P4:.P13])" office:value-type="float" office:value="31" calcext:value-type="float">
            <text:p/>
          </table:table-cell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8"/>
          <table:table-cell office:value-type="string" calcext:value-type="string">
            <text:p>Tid sedan föregående iteration</text:p>
          </table:table-cell>
          <table:table-cell table:formula="of:=[.K12]" office:value-type="float" office:value="10" calcext:value-type="float">
            <text:p/>
          </table:table-cell>
          <table:table-cell table:formula="of:=[.O17]" office:value-type="float" office:value="10" calcext:value-type="float">
            <text:p/>
          </table:table-cell>
        </table:table-row>
        <table:table-row table:style-name="ro2">
          <table:table-cell table:number-columns-repeated="13"/>
          <table:table-cell office:value-type="string" calcext:value-type="string">
            <text:p>Tid totalt i projektet</text:p>
          </table:table-cell>
          <table:table-cell table:formula="of:=[.O16]+[.O17]" office:value-type="float" office:value="37" calcext:value-type="float">
            <text:p/>
          </table:table-cell>
          <table:table-cell table:formula="of:=[.P16]+[.P17]" office:value-type="float" office:value="41" calcext:value-type="float">
            <text:p/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6"/>
          <table:table-cell office:value-type="string" calcext:value-type="string">
            <text:p>Tidsrapport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umma</text:p>
          </table:table-cell>
          <table:table-cell table:number-columns-repeated="2"/>
          <table:table-cell office:value-type="string" calcext:value-type="string">
            <text:p>v4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id sedan föregående iteration</text:p>
          </table:table-cell>
          <table:table-cell table:number-columns-repeated="2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Tid totalt i projektet</text:p>
          </table:table-cell>
          <table:table-cell table:number-columns-repeated="3"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kapandet av category</text:p>
          </table:table-cell>
          <table:table-cell office:value-type="string" calcext:value-type="string">
            <text:p>Ej påbörja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3.1" calcext:value-type="float">
            <text:p>3.1</text:p>
          </table:table-cell>
          <table:table-cell office:value-type="string" calcext:value-type="string">
            <text:p>Binda en post till en category</text:p>
          </table:table-cell>
          <table:table-cell office:value-type="string" calcext:value-type="string">
            <text:p>Ej påbörja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string" calcext:value-type="string">
            <text:p>Förändring av layouten</text:p>
          </table:table-cell>
          <table:table-cell office:value-type="string" calcext:value-type="string">
            <text:p>Påbörjat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table:number-columns-repeated="8"/>
          <table:table-cell office:value-type="string" calcext:value-type="string">
            <text:p>Summa</text:p>
          </table:table-cell>
          <table:table-cell table:formula="of:=SUM([.K23:.K26])" office:value-type="float" office:value="0" calcext:value-type="float">
            <text:p/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Tid sedan föregående iterati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Tid totalt i projektet</text:p>
          </table:table-cell>
          <table:table-cell table:formula="of:=SUM([.J31:.J32])" office:value-type="float" office:value="0" calcext:value-type="float">
            <text:p/>
          </table:table-cell>
          <table:table-cell table:number-columns-repeated="6"/>
        </table:table-row>
        <table:table-row table:style-name="ro2" table:number-rows-repeated="1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10:57:05.9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56S</meta:editing-duration>
    <meta:editing-cycles>11</meta:editing-cycles>
    <meta:generator>LibreOffice/4.2.0.4$Windows_x86 LibreOffice_project/05dceb5d363845f2cf968344d7adab8dcfb2ba71</meta:generator>
    <dc:date>2014-04-23T11:18:17.802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